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26">
      <style:table-cell-properties fo:border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126"/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Zen Hei" style:font-name-complex="FreeSans"/>
    </style:style>
  </office:automatic-styles>
  <office:body>
    <office:spreadsheet>
      <table:table table:name="Sheet1" table:style-name="ta1">
        <table:table-column table:style-name="co1" table:number-columns-repeated="31" table:default-cell-style-name="Default"/>
        <table:table-row table:style-name="ro1">
          <table:table-cell/>
          <table:table-cell office:value-type="string" calcext:value-type="string">
            <text:p>Hranol 3</text:p>
          </table:table-cell>
          <table:table-cell office:value-type="string" calcext:value-type="string">
            <text:p>kolem rohu 2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delta vlevo</text:p>
          </table:table-cell>
          <table:table-cell office:value-type="string" calcext:value-type="string">
            <text:p>minuty</text:p>
          </table:table-cell>
          <table:table-cell office:value-type="string" calcext:value-type="string">
            <text:p>sekundy</text:p>
          </table:table-cell>
          <table:table-cell office:value-type="string" calcext:value-type="string">
            <text:p>delta vpravo</text:p>
          </table:table-cell>
          <table:table-cell office:value-type="string" calcext:value-type="string">
            <text:p>minuty</text:p>
          </table:table-cell>
          <table:table-cell office:value-type="string" calcext:value-type="string">
            <text:p>sekundy</text:p>
          </table:table-cell>
          <table:table-cell/>
          <table:table-cell office:value-type="string" calcext:value-type="string">
            <text:p>uhel1</text:p>
          </table:table-cell>
          <table:table-cell office:value-type="string" calcext:value-type="string">
            <text:p>uhel2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 rad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4.7" calcext:value-type="float">
            <text:p>404.7</text:p>
          </table:table-cell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3]+[.D3]/60+[.E3]/60/60" office:value-type="float" office:value="203.737222222222" calcext:value-type="float">
            <text:p>203.7372222222</text:p>
          </table:table-cell>
          <table:table-cell table:formula="of:=[.F3]+[.G3]/60+[.H3]/60/60" office:value-type="float" office:value="124.119444444444" calcext:value-type="float">
            <text:p>124.1194444444</text:p>
          </table:table-cell>
          <table:table-cell table:formula="of:=([.J3]-[.K3])/2" office:value-type="float" office:value="39.8088888888889" calcext:value-type="float">
            <text:p>39.8088888889</text:p>
          </table:table-cell>
          <table:table-cell table:formula="of:=SIN(([.L3]+[.$Q$29])/2/180*PI())/SIN([.$Q$29]/2/180*PI())" office:value-type="float" office:value="1.52504157496849" calcext:value-type="float">
            <text:p>1.525041575</text:p>
          </table:table-cell>
          <table:table-cell table:formula="of:=[.L3]/180*PI()" office:value-type="float" office:value="0.694796182671698" calcext:value-type="float">
            <text:p>0.69479618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7.8" calcext:value-type="float">
            <text:p>407.8</text:p>
          </table:table-cell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C4]+[.D4]/60+[.E4]/60/60" office:value-type="float" office:value="203.696666666667" calcext:value-type="float">
            <text:p>203.6966666667</text:p>
          </table:table-cell>
          <table:table-cell table:formula="of:=[.F4]+[.G4]/60+[.H4]/60/60" office:value-type="float" office:value="124.163333333333" calcext:value-type="float">
            <text:p>124.1633333333</text:p>
          </table:table-cell>
          <table:table-cell table:formula="of:=([.J4]-[.K4])/2" office:value-type="float" office:value="39.7666666666667" calcext:value-type="float">
            <text:p>39.7666666667</text:p>
          </table:table-cell>
          <table:table-cell table:formula="of:=SIN(([.L4]+[.$Q$29])/2/180*PI())/SIN([.$Q$29]/2/180*PI())" office:value-type="float" office:value="1.52457183711705" calcext:value-type="float">
            <text:p>1.5245718371</text:p>
          </table:table-cell>
          <table:table-cell table:formula="of:=[.L4]/180*PI()" office:value-type="float" office:value="0.694059265876412" calcext:value-type="float">
            <text:p>0.69405926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5.8" calcext:value-type="float">
            <text:p>435.8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C5]+[.D5]/60+[.E5]/60/60" office:value-type="float" office:value="203.538333333333" calcext:value-type="float">
            <text:p>203.5383333333</text:p>
          </table:table-cell>
          <table:table-cell table:formula="of:=[.F5]+[.G5]/60+[.H5]/60/60" office:value-type="float" office:value="124.443333333333" calcext:value-type="float">
            <text:p>124.4433333333</text:p>
          </table:table-cell>
          <table:table-cell table:formula="of:=([.J5]-[.K5])/2" office:value-type="float" office:value="39.5475" calcext:value-type="float">
            <text:p>39.5475</text:p>
          </table:table-cell>
          <table:table-cell table:formula="of:=SIN(([.L5]+[.$Q$29])/2/180*PI())/SIN([.$Q$29]/2/180*PI())" office:value-type="float" office:value="1.52213020262237" calcext:value-type="float">
            <text:p>1.5221302026</text:p>
          </table:table-cell>
          <table:table-cell table:formula="of:=[.L5]/180*PI()" office:value-type="float" office:value="0.690234085932457" calcext:value-type="float">
            <text:p>0.69023408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1.6" calcext:value-type="float">
            <text:p>491.6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+[.D6]/60+[.E6]/60/60" office:value-type="float" office:value="203.135555555556" calcext:value-type="float">
            <text:p>203.1355555556</text:p>
          </table:table-cell>
          <table:table-cell table:formula="of:=[.F6]+[.G6]/60+[.H6]/60/60" office:value-type="float" office:value="124.866666666667" calcext:value-type="float">
            <text:p>124.8666666667</text:p>
          </table:table-cell>
          <table:table-cell table:formula="of:=([.J6]-[.K6])/2" office:value-type="float" office:value="39.1344444444444" calcext:value-type="float">
            <text:p>39.1344444444</text:p>
          </table:table-cell>
          <table:table-cell table:formula="of:=SIN(([.L6]+[.$Q$29])/2/180*PI())/SIN([.$Q$29]/2/180*PI())" office:value-type="float" office:value="1.51751341341676" calcext:value-type="float">
            <text:p>1.5175134134</text:p>
          </table:table-cell>
          <table:table-cell table:formula="of:=[.L6]/180*PI()" office:value-type="float" office:value="0.683024906494359" calcext:value-type="float">
            <text:p>0.68302490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46.1" calcext:value-type="float">
            <text:p>546.1</text:p>
          </table:table-cell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+[.D7]/60+[.E7]/60/60" office:value-type="float" office:value="202.699444444444" calcext:value-type="float">
            <text:p>202.6994444444</text:p>
          </table:table-cell>
          <table:table-cell table:formula="of:=[.F7]+[.G7]/60+[.H7]/60/60" office:value-type="float" office:value="125.166666666667" calcext:value-type="float">
            <text:p>125.1666666667</text:p>
          </table:table-cell>
          <table:table-cell table:formula="of:=([.J7]-[.K7])/2" office:value-type="float" office:value="38.7663888888889" calcext:value-type="float">
            <text:p>38.7663888889</text:p>
          </table:table-cell>
          <table:table-cell table:formula="of:=SIN(([.L7]+[.$Q$29])/2/180*PI())/SIN([.$Q$29]/2/180*PI())" office:value-type="float" office:value="1.51338298265629" calcext:value-type="float">
            <text:p>1.5133829827</text:p>
          </table:table-cell>
          <table:table-cell table:formula="of:=[.L7]/180*PI()" office:value-type="float" office:value="0.676601125219657" calcext:value-type="float">
            <text:p>0.6766011252</text:p>
          </table:table-cell>
          <table:table-cell/>
          <table:table-cell table:style-name="ce1" office:value-type="string" calcext:value-type="string">
            <text:p>TISK</text:p>
          </table:table-cell>
          <table:table-cell table:style-name="ce3" office:value-type="string" calcext:value-type="string" table:number-columns-spanned="7" table:number-rows-spanned="1">
            <text:p>HRANOL</text:p>
          </table:table-cell>
          <table:covered-table-cell table:number-columns-repeated="4"/>
          <table:covered-table-cell table:number-columns-repeated="2" table:style-name="ce4"/>
          <table:table-cell office:value-type="string" calcext:value-type="string" table:number-columns-spanned="8" table:number-rows-spanned="1">
            <text:p>KYVETA</text:p>
          </table:table-cell>
          <table:covered-table-cell table:number-columns-repeated="7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8]+[.D8]/60+[.E8]/60/60" office:value-type="float" office:value="202.57" calcext:value-type="float">
            <text:p>202.57</text:p>
          </table:table-cell>
          <table:table-cell table:formula="of:=[.F8]+[.G8]/60+[.H8]/60/60" office:value-type="float" office:value="125.286111111111" calcext:value-type="float">
            <text:p>125.2861111111</text:p>
          </table:table-cell>
          <table:table-cell table:formula="of:=([.J8]-[.K8])/2" office:value-type="float" office:value="38.6419444444444" calcext:value-type="float">
            <text:p>38.6419444444</text:p>
          </table:table-cell>
          <table:table-cell table:formula="of:=SIN(([.L8]+[.$Q$29])/2/180*PI())/SIN([.$Q$29]/2/180*PI())" office:value-type="float" office:value="1.51198289554114" calcext:value-type="float">
            <text:p>1.5119828955</text:p>
          </table:table-cell>
          <table:table-cell table:formula="of:=[.L8]/180*PI()" office:value-type="float" office:value="0.674429159928287" calcext:value-type="float">
            <text:p>0.6744291599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delta vlevo</text:p>
          </table:table-cell>
          <table:table-cell office:value-type="string" calcext:value-type="string">
            <text:p>minuty</text:p>
          </table:table-cell>
          <table:table-cell office:value-type="string" calcext:value-type="string">
            <text:p>sekundy</text:p>
          </table:table-cell>
          <table:table-cell office:value-type="string" calcext:value-type="string">
            <text:p>delta vpravo</text:p>
          </table:table-cell>
          <table:table-cell office:value-type="string" calcext:value-type="string">
            <text:p>minuty</text:p>
          </table:table-cell>
          <table:table-cell table:style-name="ce4" office:value-type="string" calcext:value-type="string">
            <text:p>sekundy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delta vlevo</text:p>
          </table:table-cell>
          <table:table-cell office:value-type="string" calcext:value-type="string">
            <text:p>minuty</text:p>
          </table:table-cell>
          <table:table-cell office:value-type="string" calcext:value-type="string">
            <text:p>sekundy</text:p>
          </table:table-cell>
          <table:table-cell office:value-type="string" calcext:value-type="string">
            <text:p>delta vpravo</text:p>
          </table:table-cell>
          <table:table-cell office:value-type="string" calcext:value-type="string">
            <text:p>minuty</text:p>
          </table:table-cell>
          <table:table-cell office:value-type="string" calcext:value-type="string">
            <text:p>sekund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579.1" calcext:value-type="float">
            <text:p>579.1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C9]+[.D9]/60+[.E9]/60/60" office:value-type="float" office:value="202.561666666667" calcext:value-type="float">
            <text:p>202.5616666667</text:p>
          </table:table-cell>
          <table:table-cell table:formula="of:=[.F9]+[.G9]/60+[.H9]/60/60" office:value-type="float" office:value="125.297222222222" calcext:value-type="float">
            <text:p>125.2972222222</text:p>
          </table:table-cell>
          <table:table-cell table:formula="of:=([.J9]-[.K9])/2" office:value-type="float" office:value="38.6322222222222" calcext:value-type="float">
            <text:p>38.6322222222</text:p>
          </table:table-cell>
          <table:table-cell table:formula="of:=SIN(([.L9]+[.$Q$29])/2/180*PI())/SIN([.$Q$29]/2/180*PI())" office:value-type="float" office:value="1.51187343861703" calcext:value-type="float">
            <text:p>1.5118734386</text:p>
          </table:table-cell>
          <table:table-cell table:formula="of:=[.L9]/180*PI()" office:value-type="float" office:value="0.674259475139898" calcext:value-type="float">
            <text:p>0.6742594751</text:p>
          </table:table-cell>
          <table:table-cell/>
          <table:table-cell table:style-name="ce2" office:value-type="float" office:value="404.7" calcext:value-type="float">
            <text:p>404.7</text:p>
          </table:table-cell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[.M3]" office:value-type="float" office:value="1.52504157496849" calcext:value-type="float">
            <text:p>1.5250</text:p>
          </table:table-cell>
          <table:table-cell office:value-type="float" office:value="187" calcext:value-type="float">
            <text:p>187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style-name="ce7" table:formula="of:=[.M22]" office:value-type="float" office:value="1.34107021626894" calcext:value-type="float">
            <text:p>1.3411</text:p>
          </table:table-cell>
          <table:table-cell/>
        </table:table-row>
        <table:table-row table:style-name="ro1">
          <table:table-cell/>
          <table:table-cell office:value-type="float" office:value="607.3" calcext:value-type="float">
            <text:p>607.3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C10]+[.D10]/60+[.E10]/60/60" office:value-type="float" office:value="202.456111111111" calcext:value-type="float">
            <text:p>202.4561111111</text:p>
          </table:table-cell>
          <table:table-cell table:formula="of:=[.F10]+[.G10]/60+[.H10]/60/60" office:value-type="float" office:value="125.394444444444" calcext:value-type="float">
            <text:p>125.3944444444</text:p>
          </table:table-cell>
          <table:table-cell table:formula="of:=([.J10]-[.K10])/2" office:value-type="float" office:value="38.5308333333333" calcext:value-type="float">
            <text:p>38.5308333333</text:p>
          </table:table-cell>
          <table:table-cell table:formula="of:=SIN(([.L10]+[.$Q$29])/2/180*PI())/SIN([.$Q$29]/2/180*PI())" office:value-type="float" office:value="1.51073131088623" calcext:value-type="float">
            <text:p>1.5107313109</text:p>
          </table:table-cell>
          <table:table-cell table:formula="of:=[.L10]/180*PI()" office:value-type="float" office:value="0.672489905203848" calcext:value-type="float">
            <text:p>0.6724899052</text:p>
          </table:table-cell>
          <table:table-cell/>
          <table:table-cell table:style-name="ce2" office:value-type="float" office:value="407.8" calcext:value-type="float">
            <text:p>407.8</text:p>
          </table:table-cell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48" calcext:value-type="float">
            <text:p>48</text:p>
          </table:table-cell>
          <table:table-cell table:style-name="ce5" table:formula="of:=[.M4]" office:value-type="float" office:value="1.52457183711705" calcext:value-type="float">
            <text:p>1.5246</text:p>
          </table:table-cell>
          <table:table-cell office:value-type="float" office:value="187" calcext:value-type="float">
            <text:p>187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7" table:formula="of:=[.M23]" office:value-type="float" office:value="1.34084621909628" calcext:value-type="float">
            <text:p>1.3408</text:p>
          </table:table-cell>
          <table:table-cell/>
        </table:table-row>
        <table:table-row table:style-name="ro1">
          <table:table-cell/>
          <table:table-cell office:value-type="float" office:value="612.3" calcext:value-type="float">
            <text:p>612.3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C11]+[.D11]/60+[.E11]/60/60" office:value-type="float" office:value="202.440555555556" calcext:value-type="float">
            <text:p>202.4405555556</text:p>
          </table:table-cell>
          <table:table-cell table:formula="of:=[.F11]+[.G11]/60+[.H11]/60/60" office:value-type="float" office:value="125.407222222222" calcext:value-type="float">
            <text:p>125.4072222222</text:p>
          </table:table-cell>
          <table:table-cell table:formula="of:=([.J11]-[.K11])/2" office:value-type="float" office:value="38.5166666666667" calcext:value-type="float">
            <text:p>38.5166666667</text:p>
          </table:table-cell>
          <table:table-cell table:formula="of:=SIN(([.L11]+[.$Q$29])/2/180*PI())/SIN([.$Q$29]/2/180*PI())" office:value-type="float" office:value="1.51057163172566" calcext:value-type="float">
            <text:p>1.5105716317</text:p>
          </table:table-cell>
          <table:table-cell table:formula="of:=[.L11]/180*PI()" office:value-type="float" office:value="0.672242650226483" calcext:value-type="float">
            <text:p>0.6722426502</text:p>
          </table:table-cell>
          <table:table-cell/>
          <table:table-cell table:style-name="ce2" office:value-type="float" office:value="435.8" calcext:value-type="float">
            <text:p>435.8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36" calcext:value-type="float">
            <text:p>36</text:p>
          </table:table-cell>
          <table:table-cell table:style-name="ce5" table:formula="of:=[.M5]" office:value-type="float" office:value="1.52213020262237" calcext:value-type="float">
            <text:p>1.5221</text:p>
          </table:table-cell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style-name="ce7" table:formula="of:=[.M24]" office:value-type="float" office:value="1.33856840221493" calcext:value-type="float">
            <text:p>1.3386</text:p>
          </table:table-cell>
          <table:table-cell/>
        </table:table-row>
        <table:table-row table:style-name="ro1">
          <table:table-cell/>
          <table:table-cell office:value-type="float" office:value="623.4" calcext:value-type="float">
            <text:p>623.4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12]+[.D12]/60+[.E12]/60/60" office:value-type="float" office:value="202.406666666667" calcext:value-type="float">
            <text:p>202.4066666667</text:p>
          </table:table-cell>
          <table:table-cell table:formula="of:=[.F12]+[.G12]/60+[.H12]/60/60" office:value-type="float" office:value="125.447777777778" calcext:value-type="float">
            <text:p>125.4477777778</text:p>
          </table:table-cell>
          <table:table-cell table:formula="of:=([.J12]-[.K12])/2" office:value-type="float" office:value="38.4794444444444" calcext:value-type="float">
            <text:p>38.4794444444</text:p>
          </table:table-cell>
          <table:table-cell table:formula="of:=SIN(([.L12]+[.$Q$29])/2/180*PI())/SIN([.$Q$29]/2/180*PI())" office:value-type="float" office:value="1.51015197254346" calcext:value-type="float">
            <text:p>1.5101519725</text:p>
          </table:table-cell>
          <table:table-cell table:formula="of:=[.L12]/180*PI()" office:value-type="float" office:value="0.671592999893796" calcext:value-type="float">
            <text:p>0.6715929999</text:p>
          </table:table-cell>
          <table:table-cell office:value-type="string" calcext:value-type="string">
            <text:p>F</text:p>
          </table:table-cell>
          <table:table-cell table:style-name="ce2" office:value-type="float" office:value="491.6" calcext:value-type="float">
            <text:p>491.6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[.M6]" office:value-type="float" office:value="1.51751341341676" calcext:value-type="float">
            <text:p>1.5175</text:p>
          </table:table-cell>
          <table:table-cell office:value-type="float" office:value="187" calcext:value-type="float">
            <text:p>18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7" table:formula="of:=[.M25]" office:value-type="float" office:value="1.33521833322423" calcext:value-type="float">
            <text:p>1.3352</text:p>
          </table:table-cell>
          <table:table-cell/>
        </table:table-row>
        <table:table-row table:style-name="ro1">
          <table:table-cell/>
          <table:table-cell office:value-type="float" office:value="671.6" calcext:value-type="float">
            <text:p>671.6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C13]+[.D13]/60+[.E13]/60/60" office:value-type="float" office:value="202.263333333333" calcext:value-type="float">
            <text:p>202.2633333333</text:p>
          </table:table-cell>
          <table:table-cell table:formula="of:=[.F13]+[.G13]/60+[.H13]/60/60" office:value-type="float" office:value="125.59" calcext:value-type="float">
            <text:p>125.59</text:p>
          </table:table-cell>
          <table:table-cell table:formula="of:=([.J13]-[.K13])/2" office:value-type="float" office:value="38.3366666666667" calcext:value-type="float">
            <text:p>38.3366666667</text:p>
          </table:table-cell>
          <table:table-cell table:formula="of:=SIN(([.L13]+[.$Q$29])/2/180*PI())/SIN([.$Q$29]/2/180*PI())" office:value-type="float" office:value="1.50854075766209" calcext:value-type="float">
            <text:p>1.5085407577</text:p>
          </table:table-cell>
          <table:table-cell table:formula="of:=[.L13]/180*PI()" office:value-type="float" office:value="0.669101057572893" calcext:value-type="float">
            <text:p>0.6691010576</text:p>
          </table:table-cell>
          <table:table-cell/>
          <table:table-cell table:style-name="ce2" office:value-type="float" office:value="546.1" calcext:value-type="float">
            <text:p>546.1</text:p>
          </table:table-cell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[.M7]" office:value-type="float" office:value="1.51338298265629" calcext:value-type="float">
            <text:p>1.5134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7" table:formula="of:=[.M26]" office:value-type="float" office:value="1.33287836559732" calcext:value-type="float">
            <text:p>1.3329</text:p>
          </table:table-cell>
          <table:table-cell/>
        </table:table-row>
        <table:table-row table:style-name="ro1">
          <table:table-cell/>
          <table:table-cell office:value-type="float" office:value="690.7" calcext:value-type="float">
            <text:p>690.7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]+[.D14]/60+[.E14]/60/60" office:value-type="float" office:value="202.219444444444" calcext:value-type="float">
            <text:p>202.2194444444</text:p>
          </table:table-cell>
          <table:table-cell table:formula="of:=[.F14]+[.G14]/60+[.H14]/60/60" office:value-type="float" office:value="125.633888888889" calcext:value-type="float">
            <text:p>125.6338888889</text:p>
          </table:table-cell>
          <table:table-cell table:formula="of:=([.J14]-[.K14])/2" office:value-type="float" office:value="38.2927777777778" calcext:value-type="float">
            <text:p>38.2927777778</text:p>
          </table:table-cell>
          <table:table-cell table:formula="of:=SIN(([.L14]+[.$Q$29])/2/180*PI())/SIN([.$Q$29]/2/180*PI())" office:value-type="float" office:value="1.50804501078576" calcext:value-type="float">
            <text:p>1.5080450108</text:p>
          </table:table-cell>
          <table:table-cell table:formula="of:=[.L14]/180*PI()" office:value-type="float" office:value="0.66833505195674" calcext:value-type="float">
            <text:p>0.668335052</text:p>
          </table:table-cell>
          <table:table-cell/>
          <table:table-cell table:style-name="ce2" office:value-type="float" office:value="577" calcext:value-type="float">
            <text:p>577.0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[.M8]" office:value-type="float" office:value="1.51198289554114" calcext:value-type="float">
            <text:p>1.5120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style-name="ce7" table:formula="of:=[.M27]" office:value-type="float" office:value="1.33178163252731" calcext:value-type="float">
            <text:p>1.3318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D</text:p>
          </table:table-cell>
          <table:table-cell table:style-name="ce2" office:value-type="float" office:value="579.1" calcext:value-type="float">
            <text:p>579.1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50" calcext:value-type="float">
            <text:p>50</text:p>
          </table:table-cell>
          <table:table-cell table:style-name="ce5" table:formula="of:=[.M9]" office:value-type="float" office:value="1.51187343861703" calcext:value-type="float">
            <text:p>1.5119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7" table:formula="of:=[.M28]" office:value-type="float" office:value="1.33171987467268" calcext:value-type="float">
            <text:p>1.3317</text:p>
          </table:table-cell>
          <table:table-cell/>
        </table:table-row>
        <table:table-row table:style-name="ro1">
          <table:table-cell table:number-columns-repeated="15"/>
          <table:table-cell table:style-name="ce2" office:value-type="float" office:value="607.3" calcext:value-type="float">
            <text:p>607.3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40" calcext:value-type="float">
            <text:p>40</text:p>
          </table:table-cell>
          <table:table-cell table:style-name="ce5" table:formula="of:=[.M10]" office:value-type="float" office:value="1.51073131088623" calcext:value-type="float">
            <text:p>1.5107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7" table:formula="of:=[.M29]" office:value-type="float" office:value="1.33097860404853" calcext:value-type="float">
            <text:p>1.3310</text:p>
          </table:table-cell>
          <table:table-cell/>
        </table:table-row>
        <table:table-row table:style-name="ro1">
          <table:table-cell table:number-columns-repeated="15"/>
          <table:table-cell table:style-name="ce2" office:value-type="float" office:value="612.3" calcext:value-type="float">
            <text:p>612.3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5" table:formula="of:=[.M11]" office:value-type="float" office:value="1.51057163172566" calcext:value-type="float">
            <text:p>1.5106</text:p>
          </table:table-cell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style-name="ce7" table:formula="of:=[.M30]" office:value-type="float" office:value="1.33071326635946" calcext:value-type="float">
            <text:p>1.3307</text:p>
          </table:table-cell>
          <table:table-cell/>
        </table:table-row>
        <table:table-row table:style-name="ro1">
          <table:table-cell table:number-columns-repeated="15"/>
          <table:table-cell table:style-name="ce2" office:value-type="float" office:value="623.4" calcext:value-type="float">
            <text:p>623.4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52" calcext:value-type="float">
            <text:p>52</text:p>
          </table:table-cell>
          <table:table-cell table:style-name="ce5" table:formula="of:=[.M12]" office:value-type="float" office:value="1.51015197254346" calcext:value-type="float">
            <text:p>1.5102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 table:formula="of:=[.M31]" office:value-type="float" office:value="1.33042970880773" calcext:value-type="float">
            <text:p>1.3304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table:style-name="ce2" office:value-type="float" office:value="671.6" calcext:value-type="float">
            <text:p>671.6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formula="of:=[.M13]" office:value-type="float" office:value="1.50854075766209" calcext:value-type="float">
            <text:p>1.508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7" table:formula="of:=[.M32]" office:value-type="float" office:value="1.32920040992817" calcext:value-type="float">
            <text:p>1.32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palina 4</text:p>
          </table:table-cell>
          <table:table-cell table:number-columns-repeated="13"/>
          <table:table-cell table:style-name="ce2" office:value-type="float" office:value="690.7" calcext:value-type="float">
            <text:p>690.7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M14]" office:value-type="float" office:value="1.50804501078576" calcext:value-type="float">
            <text:p>1.5080</text:p>
          </table:table-cell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7" table:formula="of:=[.M33]" office:value-type="float" office:value="1.32873828293394" calcext:value-type="float">
            <text:p>1.32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delta vlevo</text:p>
          </table:table-cell>
          <table:table-cell office:value-type="string" calcext:value-type="string">
            <text:p>minuty</text:p>
          </table:table-cell>
          <table:table-cell office:value-type="string" calcext:value-type="string">
            <text:p>sekundy</text:p>
          </table:table-cell>
          <table:table-cell office:value-type="string" calcext:value-type="string">
            <text:p>delta vpravo</text:p>
          </table:table-cell>
          <table:table-cell office:value-type="string" calcext:value-type="string">
            <text:p>minuty</text:p>
          </table:table-cell>
          <table:table-cell office:value-type="string" calcext:value-type="string">
            <text:p>sekundy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4.7" calcext:value-type="float">
            <text:p>404.7</text:p>
          </table:table-cell>
          <table:table-cell office:value-type="float" office:value="187" calcext:value-type="float">
            <text:p>187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C22]+[.D22]/60+[.E22]/60/60" office:value-type="float" office:value="187.943333333333" calcext:value-type="float">
            <text:p>187.9433333333</text:p>
          </table:table-cell>
          <table:table-cell table:formula="of:=[.F22]+[.G22]/60+[.H22]/60/60" office:value-type="float" office:value="139.691111111111" calcext:value-type="float">
            <text:p>139.6911111111</text:p>
          </table:table-cell>
          <table:table-cell table:formula="of:=([.J22]-[.K22])/2" office:value-type="float" office:value="24.1261111111111" calcext:value-type="float">
            <text:p>24.1261111111</text:p>
          </table:table-cell>
          <table:table-cell table:formula="of:=SIN(([.L22]+[.$Q$30])/2/180*PI())/SIN([.$Q$30]/2/180*PI())" office:value-type="float" office:value="1.34107021626894" calcext:value-type="float">
            <text:p>1.3410702163</text:p>
          </table:table-cell>
          <table:table-cell table:formula="of:=[.L22]/180*PI()" office:value-type="float" office:value="0.421080074590876" calcext:value-type="float">
            <text:p>0.42108007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7.8" calcext:value-type="float">
            <text:p>407.8</text:p>
          </table:table-cell>
          <table:table-cell office:value-type="float" office:value="187" calcext:value-type="float">
            <text:p>187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23]+[.D23]/60+[.E23]/60/60" office:value-type="float" office:value="187.922222222222" calcext:value-type="float">
            <text:p>187.9222222222</text:p>
          </table:table-cell>
          <table:table-cell table:formula="of:=[.F23]+[.G23]/60+[.H23]/60/60" office:value-type="float" office:value="139.704444444444" calcext:value-type="float">
            <text:p>139.7044444444</text:p>
          </table:table-cell>
          <table:table-cell table:formula="of:=([.J23]-[.K23])/2" office:value-type="float" office:value="24.1088888888889" calcext:value-type="float">
            <text:p>24.1088888889</text:p>
          </table:table-cell>
          <table:table-cell table:formula="of:=SIN(([.L23]+[.$Q$30])/2/180*PI())/SIN([.$Q$30]/2/180*PI())" office:value-type="float" office:value="1.34084621909628" calcext:value-type="float">
            <text:p>1.3408462191</text:p>
          </table:table-cell>
          <table:table-cell table:formula="of:=[.L23]/180*PI()" office:value-type="float" office:value="0.420779490108589" calcext:value-type="float">
            <text:p>0.42077949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5.8" calcext:value-type="float">
            <text:p>435.8</text:p>
          </table:table-cell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C24]+[.D24]/60+[.E24]/60/60" office:value-type="float" office:value="187.744444444444" calcext:value-type="float">
            <text:p>187.7444444444</text:p>
          </table:table-cell>
          <table:table-cell table:formula="of:=[.F24]+[.G24]/60+[.H24]/60/60" office:value-type="float" office:value="139.876666666667" calcext:value-type="float">
            <text:p>139.8766666667</text:p>
          </table:table-cell>
          <table:table-cell table:formula="of:=([.J24]-[.K24])/2" office:value-type="float" office:value="23.9338888888889" calcext:value-type="float">
            <text:p>23.9338888889</text:p>
          </table:table-cell>
          <table:table-cell table:formula="of:=SIN(([.L24]+[.$Q$30])/2/180*PI())/SIN([.$Q$30]/2/180*PI())" office:value-type="float" office:value="1.33856840221493" calcext:value-type="float">
            <text:p>1.3385684022</text:p>
          </table:table-cell>
          <table:table-cell table:formula="of:=[.L24]/180*PI()" office:value-type="float" office:value="0.417725163917598" calcext:value-type="float">
            <text:p>0.4177251639</text:p>
          </table:table-cell>
          <table:table-cell table:number-columns-repeated="8"/>
          <table:table-cell table:style-name="ce6" office:value-type="string" calcext:value-type="string">
            <text:p>chyba n</text:p>
          </table:table-cell>
          <table:table-cell table:number-columns-repeated="6"/>
          <table:table-cell office:value-type="string" calcext:value-type="string">
            <text:p>chyba n</text:p>
          </table:table-cell>
          <table:table-cell/>
        </table:table-row>
        <table:table-row table:style-name="ro1">
          <table:table-cell/>
          <table:table-cell office:value-type="float" office:value="491.6" calcext:value-type="float">
            <text:p>491.6</text:p>
          </table:table-cell>
          <table:table-cell office:value-type="float" office:value="187" calcext:value-type="float">
            <text:p>18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25]+[.D25]/60+[.E25]/60/60" office:value-type="float" office:value="187.49" calcext:value-type="float">
            <text:p>187.49</text:p>
          </table:table-cell>
          <table:table-cell table:formula="of:=[.F25]+[.G25]/60+[.H25]/60/60" office:value-type="float" office:value="140.136111111111" calcext:value-type="float">
            <text:p>140.1361111111</text:p>
          </table:table-cell>
          <table:table-cell table:formula="of:=([.J25]-[.K25])/2" office:value-type="float" office:value="23.6769444444444" calcext:value-type="float">
            <text:p>23.6769444444</text:p>
          </table:table-cell>
          <table:table-cell table:formula="of:=SIN(([.L25]+[.$Q$30])/2/180*PI())/SIN([.$Q$30]/2/180*PI())" office:value-type="float" office:value="1.33521833322423" calcext:value-type="float">
            <text:p>1.3352183332</text:p>
          </table:table-cell>
          <table:table-cell table:formula="of:=[.L25]/180*PI()" office:value-type="float" office:value="0.413240637367335" calcext:value-type="float">
            <text:p>0.4132406374</text:p>
          </table:table-cell>
          <table:table-cell table:number-columns-repeated="8"/>
          <table:table-cell table:style-name="ce6" table:formula="of:=1/2/SIN([.$R$29]/2)*[.$Q$34]*SQRT(    (SIN([.N3]/2)/SIN([.$R$29]/2 )   )^2   +    (COS(([.N3]+[.$R$29])/2  ))^2  )" office:value-type="float" office:value="0.0000898325707657335" calcext:value-type="float">
            <text:p>8.98325707657335E-005</text:p>
          </table:table-cell>
          <table:table-cell table:number-columns-repeated="6"/>
          <table:table-cell table:style-name="ce8" table:formula="of:=1/2/SIN([.$R$30]/2)*[.$Q$34]*SQRT(    (SIN([.N22]/2)/SIN([.$R$30]/2 )   )^2   +    (COS(([.N22]+[.$R$30])/2  ))^2  )" office:value-type="float" office:value="0.0000829395286612259" calcext:value-type="float">
            <text:p>8.29395286612259E-005</text:p>
          </table:table-cell>
          <table:table-cell/>
        </table:table-row>
        <table:table-row table:style-name="ro1">
          <table:table-cell/>
          <table:table-cell office:value-type="float" office:value="546.1" calcext:value-type="float">
            <text:p>546.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C26]+[.D26]/60+[.E26]/60/60" office:value-type="float" office:value="187.306111111111" calcext:value-type="float">
            <text:p>187.3061111111</text:p>
          </table:table-cell>
          <table:table-cell table:formula="of:=[.F26]+[.G26]/60+[.H26]/60/60" office:value-type="float" office:value="140.310555555556" calcext:value-type="float">
            <text:p>140.3105555556</text:p>
          </table:table-cell>
          <table:table-cell table:formula="of:=([.J26]-[.K26])/2" office:value-type="float" office:value="23.4977777777778" calcext:value-type="float">
            <text:p>23.4977777778</text:p>
          </table:table-cell>
          <table:table-cell table:formula="of:=SIN(([.L26]+[.$Q$30])/2/180*PI())/SIN([.$Q$30]/2/180*PI())" office:value-type="float" office:value="1.33287836559732" calcext:value-type="float">
            <text:p>1.3328783656</text:p>
          </table:table-cell>
          <table:table-cell table:formula="of:=[.L26]/180*PI()" office:value-type="float" office:value="0.410113589124179" calcext:value-type="float">
            <text:p>0.4101135891</text:p>
          </table:table-cell>
          <table:table-cell table:number-columns-repeated="8"/>
          <table:table-cell table:style-name="ce6" table:formula="of:=1/2/SIN([.$R$29]/2)*[.$Q$34]*SQRT(    (SIN([.N4]/2)/SIN([.$R$29]/2 )   )^2   +    (COS(([.N4]+[.$R$29])/2  ))^2  )" office:value-type="float" office:value="0.0000898031688914871" calcext:value-type="float">
            <text:p>8.98031688914871E-005</text:p>
          </table:table-cell>
          <table:table-cell table:number-columns-repeated="6"/>
          <table:table-cell table:style-name="ce8" table:formula="of:=1/2/SIN([.$R$30]/2)*[.$Q$34]*SQRT(    (SIN([.N23]/2)/SIN([.$R$30]/2 )   )^2   +    (COS(([.N23]+[.$R$30])/2  ))^2  )" office:value-type="float" office:value="0.000082933982045255" calcext:value-type="float">
            <text:p>0.000082934</text:p>
          </table:table-cell>
          <table:table-cell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C27]+[.D27]/60+[.E27]/60/60" office:value-type="float" office:value="187.222222222222" calcext:value-type="float">
            <text:p>187.2222222222</text:p>
          </table:table-cell>
          <table:table-cell table:formula="of:=[.F27]+[.G27]/60+[.H27]/60/60" office:value-type="float" office:value="140.394444444444" calcext:value-type="float">
            <text:p>140.3944444444</text:p>
          </table:table-cell>
          <table:table-cell table:formula="of:=([.J27]-[.K27])/2" office:value-type="float" office:value="23.4138888888889" calcext:value-type="float">
            <text:p>23.4138888889</text:p>
          </table:table-cell>
          <table:table-cell table:formula="of:=SIN(([.L27]+[.$Q$30])/2/180*PI())/SIN([.$Q$30]/2/180*PI())" office:value-type="float" office:value="1.33178163252731" calcext:value-type="float">
            <text:p>1.3317816325</text:p>
          </table:table-cell>
          <table:table-cell table:formula="of:=[.L27]/180*PI()" office:value-type="float" office:value="0.408649451807228" calcext:value-type="float">
            <text:p>0.4086494518</text:p>
          </table:table-cell>
          <table:table-cell table:number-columns-repeated="8"/>
          <table:table-cell table:style-name="ce6" table:formula="of:=1/2/SIN([.$R$29]/2)*[.$Q$34]*SQRT(    (SIN([.N5]/2)/SIN([.$R$29]/2 )   )^2   +    (COS(([.N5]+[.$R$29])/2  ))^2  )" office:value-type="float" office:value="0.0000896511213096555" calcext:value-type="float">
            <text:p>8.96511213096555E-005</text:p>
          </table:table-cell>
          <table:table-cell table:number-columns-repeated="6"/>
          <table:table-cell table:style-name="ce8" table:formula="of:=1/2/SIN([.$R$30]/2)*[.$Q$34]*SQRT(    (SIN([.N24]/2)/SIN([.$R$30]/2 )   )^2   +    (COS(([.N24]+[.$R$30])/2  ))^2  )" office:value-type="float" office:value="0.0000828781206134545" calcext:value-type="float">
            <text:p>8.28781206134545E-005</text:p>
          </table:table-cell>
          <table:table-cell/>
        </table:table-row>
        <table:table-row table:style-name="ro1">
          <table:table-cell/>
          <table:table-cell office:value-type="float" office:value="579.1" calcext:value-type="float">
            <text:p>579.1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8]+[.D28]/60+[.E28]/60/60" office:value-type="float" office:value="187.22" calcext:value-type="float">
            <text:p>187.22</text:p>
          </table:table-cell>
          <table:table-cell table:formula="of:=[.F28]+[.G28]/60+[.H28]/60/60" office:value-type="float" office:value="140.401666666667" calcext:value-type="float">
            <text:p>140.4016666667</text:p>
          </table:table-cell>
          <table:table-cell table:formula="of:=([.J28]-[.K28])/2" office:value-type="float" office:value="23.4091666666667" calcext:value-type="float">
            <text:p>23.4091666667</text:p>
          </table:table-cell>
          <table:table-cell table:formula="of:=SIN(([.L28]+[.$Q$30])/2/180*PI())/SIN([.$Q$30]/2/180*PI())" office:value-type="float" office:value="1.33171987467268" calcext:value-type="float">
            <text:p>1.3317198747</text:p>
          </table:table-cell>
          <table:table-cell table:formula="of:=[.L28]/180*PI()" office:value-type="float" office:value="0.408567033481439" calcext:value-type="float">
            <text:p>0.4085670335</text:p>
          </table:table-cell>
          <table:table-cell/>
          <table:table-cell office:value-type="string" calcext:value-type="string">
            <text:p>varphi</text:p>
          </table:table-cell>
          <table:table-cell/>
          <table:table-cell office:value-type="string" calcext:value-type="string">
            <text:p>rad</text:p>
          </table:table-cell>
          <table:table-cell table:number-columns-repeated="4"/>
          <table:table-cell table:style-name="ce6" table:formula="of:=1/2/SIN([.$R$29]/2)*[.$Q$34]*SQRT(    (SIN([.N6]/2)/SIN([.$R$29]/2 )   )^2   +    (COS(([.N6]+[.$R$29])/2  ))^2  )" office:value-type="float" office:value="0.0000893671869942363" calcext:value-type="float">
            <text:p>8.93671869942363E-005</text:p>
          </table:table-cell>
          <table:table-cell table:number-columns-repeated="6"/>
          <table:table-cell table:style-name="ce8" table:formula="of:=1/2/SIN([.$R$30]/2)*[.$Q$34]*SQRT(    (SIN([.N25]/2)/SIN([.$R$30]/2 )   )^2   +    (COS(([.N25]+[.$R$30])/2  ))^2  )" office:value-type="float" office:value="0.0000827977529833725" calcext:value-type="float">
            <text:p>8.27977529833725E-005</text:p>
          </table:table-cell>
          <table:table-cell/>
        </table:table-row>
        <table:table-row table:style-name="ro1">
          <table:table-cell/>
          <table:table-cell office:value-type="float" office:value="607.3" calcext:value-type="float">
            <text:p>607.3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29]+[.D29]/60+[.E29]/60/60" office:value-type="float" office:value="187.166666666667" calcext:value-type="float">
            <text:p>187.1666666667</text:p>
          </table:table-cell>
          <table:table-cell table:formula="of:=[.F29]+[.G29]/60+[.H29]/60/60" office:value-type="float" office:value="140.461666666667" calcext:value-type="float">
            <text:p>140.4616666667</text:p>
          </table:table-cell>
          <table:table-cell table:formula="of:=([.J29]-[.K29])/2" office:value-type="float" office:value="23.3525" calcext:value-type="float">
            <text:p>23.3525</text:p>
          </table:table-cell>
          <table:table-cell table:formula="of:=SIN(([.L29]+[.$Q$30])/2/180*PI())/SIN([.$Q$30]/2/180*PI())" office:value-type="float" office:value="1.33097860404853" calcext:value-type="float">
            <text:p>1.330978604</text:p>
          </table:table-cell>
          <table:table-cell table:formula="of:=[.L29]/180*PI()" office:value-type="float" office:value="0.407578013571976" calcext:value-type="float">
            <text:p>0.4075780136</text:p>
          </table:table-cell>
          <table:table-cell/>
          <table:table-cell office:value-type="string" calcext:value-type="string">
            <text:p>hranol</text:p>
          </table:table-cell>
          <table:table-cell table:formula="of:=[.N50]+[.O50]/60+[.P50]/60/60" office:value-type="float" office:value="60.415" calcext:value-type="float">
            <text:p>60.415</text:p>
          </table:table-cell>
          <table:table-cell table:formula="of:=[.Q29]/180*PI()" office:value-type="float" office:value="1.05444066759237" calcext:value-type="float">
            <text:p>1.0544406676</text:p>
          </table:table-cell>
          <table:table-cell table:number-columns-repeated="4"/>
          <table:table-cell table:style-name="ce6" table:formula="of:=1/2/SIN([.$R$29]/2)*[.$Q$34]*SQRT(    (SIN([.N7]/2)/SIN([.$R$29]/2 )   )^2   +    (COS(([.N7]+[.$R$29])/2  ))^2  )" office:value-type="float" office:value="0.00008911710710562" calcext:value-type="float">
            <text:p>8.911710710562E-005</text:p>
          </table:table-cell>
          <table:table-cell table:number-columns-repeated="6"/>
          <table:table-cell table:style-name="ce8" table:formula="of:=1/2/SIN([.$R$30]/2)*[.$Q$34]*SQRT(    (SIN([.N26]/2)/SIN([.$R$30]/2 )   )^2   +    (COS(([.N26]+[.$R$30])/2  ))^2  )" office:value-type="float" office:value="0.0000827428787370411" calcext:value-type="float">
            <text:p>8.27428787370411E-005</text:p>
          </table:table-cell>
          <table:table-cell/>
        </table:table-row>
        <table:table-row table:style-name="ro1">
          <table:table-cell/>
          <table:table-cell office:value-type="float" office:value="612.3" calcext:value-type="float">
            <text:p>612.3</text:p>
          </table:table-cell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30]+[.D30]/60+[.E30]/60/60" office:value-type="float" office:value="187.142777777778" calcext:value-type="float">
            <text:p>187.1427777778</text:p>
          </table:table-cell>
          <table:table-cell table:formula="of:=[.F30]+[.G30]/60+[.H30]/60/60" office:value-type="float" office:value="140.478333333333" calcext:value-type="float">
            <text:p>140.4783333333</text:p>
          </table:table-cell>
          <table:table-cell table:formula="of:=([.J30]-[.K30])/2" office:value-type="float" office:value="23.3322222222222" calcext:value-type="float">
            <text:p>23.3322222222</text:p>
          </table:table-cell>
          <table:table-cell table:formula="of:=SIN(([.L30]+[.$Q$30])/2/180*PI())/SIN([.$Q$30]/2/180*PI())" office:value-type="float" office:value="1.33071326635946" calcext:value-type="float">
            <text:p>1.3307132664</text:p>
          </table:table-cell>
          <table:table-cell table:formula="of:=[.L30]/180*PI()" office:value-type="float" office:value="0.407224099584766" calcext:value-type="float">
            <text:p>0.4072240996</text:p>
          </table:table-cell>
          <table:table-cell/>
          <table:table-cell office:value-type="string" calcext:value-type="string">
            <text:p>kyvata</text:p>
          </table:table-cell>
          <table:table-cell table:formula="of:=[.N53]+[.O53]/60+[.P53]/60/60" office:value-type="float" office:value="59.8394444444445" calcext:value-type="float">
            <text:p>59.8394444444</text:p>
          </table:table-cell>
          <table:table-cell table:formula="of:=[.Q30]/180*PI()" office:value-type="float" office:value="1.04439532811978" calcext:value-type="float">
            <text:p>1.0443953281</text:p>
          </table:table-cell>
          <table:table-cell table:number-columns-repeated="4"/>
          <table:table-cell table:style-name="ce6" table:formula="of:=1/2/SIN([.$R$29]/2)*[.$Q$34]*SQRT(    (SIN([.N8]/2)/SIN([.$R$29]/2 )   )^2   +    (COS(([.N8]+[.$R$29])/2  ))^2  )" office:value-type="float" office:value="0.000089033180834481" calcext:value-type="float">
            <text:p>8.9033180834481E-005</text:p>
          </table:table-cell>
          <table:table-cell table:number-columns-repeated="6"/>
          <table:table-cell table:style-name="ce8" table:formula="of:=1/2/SIN([.$R$30]/2)*[.$Q$34]*SQRT(    (SIN([.N27]/2)/SIN([.$R$30]/2 )   )^2   +    (COS(([.N27]+[.$R$30])/2  ))^2  )" office:value-type="float" office:value="0.0000827175157658555" calcext:value-type="float">
            <text:p>8.27175157658555E-005</text:p>
          </table:table-cell>
          <table:table-cell/>
        </table:table-row>
        <table:table-row table:style-name="ro1">
          <table:table-cell/>
          <table:table-cell office:value-type="float" office:value="623.4" calcext:value-type="float">
            <text:p>623.4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1]+[.D31]/60+[.E31]/60/60" office:value-type="float" office:value="187.121111111111" calcext:value-type="float">
            <text:p>187.1211111111</text:p>
          </table:table-cell>
          <table:table-cell table:formula="of:=[.F31]+[.G31]/60+[.H31]/60/60" office:value-type="float" office:value="140.5" calcext:value-type="float">
            <text:p>140.5</text:p>
          </table:table-cell>
          <table:table-cell table:formula="of:=([.J31]-[.K31])/2" office:value-type="float" office:value="23.3105555555556" calcext:value-type="float">
            <text:p>23.3105555556</text:p>
          </table:table-cell>
          <table:table-cell table:formula="of:=SIN(([.L31]+[.$Q$30])/2/180*PI())/SIN([.$Q$30]/2/180*PI())" office:value-type="float" office:value="1.33042970880773" calcext:value-type="float">
            <text:p>1.3304297088</text:p>
          </table:table-cell>
          <table:table-cell table:formula="of:=[.L31]/180*PI()" office:value-type="float" office:value="0.4068459449135" calcext:value-type="float">
            <text:p>0.4068459449</text:p>
          </table:table-cell>
          <table:table-cell table:number-columns-repeated="8"/>
          <table:table-cell table:style-name="ce6" table:formula="of:=1/2/SIN([.$R$29]/2)*[.$Q$34]*SQRT(    (SIN([.N9]/2)/SIN([.$R$29]/2 )   )^2   +    (COS(([.N9]+[.$R$29])/2  ))^2  )" office:value-type="float" office:value="0.0000890266375559077" calcext:value-type="float">
            <text:p>8.90266375559077E-005</text:p>
          </table:table-cell>
          <table:table-cell table:number-columns-repeated="6"/>
          <table:table-cell table:style-name="ce8" table:formula="of:=1/2/SIN([.$R$30]/2)*[.$Q$34]*SQRT(    (SIN([.N28]/2)/SIN([.$R$30]/2 )   )^2   +    (COS(([.N28]+[.$R$30])/2  ))^2  )" office:value-type="float" office:value="0.0000827160943158997" calcext:value-type="float">
            <text:p>8.27160943158997E-005</text:p>
          </table:table-cell>
          <table:table-cell/>
        </table:table-row>
        <table:table-row table:style-name="ro1">
          <table:table-cell/>
          <table:table-cell office:value-type="float" office:value="671.6" calcext:value-type="float">
            <text:p>671.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32]+[.D32]/60+[.E32]/60/60" office:value-type="float" office:value="187.025" calcext:value-type="float">
            <text:p>187.025</text:p>
          </table:table-cell>
          <table:table-cell table:formula="of:=[.F32]+[.G32]/60+[.H32]/60/60" office:value-type="float" office:value="140.591666666667" calcext:value-type="float">
            <text:p>140.5916666667</text:p>
          </table:table-cell>
          <table:table-cell table:formula="of:=([.J32]-[.K32])/2" office:value-type="float" office:value="23.2166666666667" calcext:value-type="float">
            <text:p>23.2166666667</text:p>
          </table:table-cell>
          <table:table-cell table:formula="of:=SIN(([.L32]+[.$Q$30])/2/180*PI())/SIN([.$Q$30]/2/180*PI())" office:value-type="float" office:value="1.32920040992817" calcext:value-type="float">
            <text:p>1.3292004099</text:p>
          </table:table-cell>
          <table:table-cell table:formula="of:=[.L32]/180*PI()" office:value-type="float" office:value="0.40520727467135" calcext:value-type="float">
            <text:p>0.4052072747</text:p>
          </table:table-cell>
          <table:table-cell table:number-columns-repeated="8"/>
          <table:table-cell table:style-name="ce6" table:formula="of:=1/2/SIN([.$R$29]/2)*[.$Q$34]*SQRT(    (SIN([.N10]/2)/SIN([.$R$29]/2 )   )^2   +    (COS(([.N10]+[.$R$29])/2  ))^2  )" office:value-type="float" office:value="0.0000889585170649229" calcext:value-type="float">
            <text:p>8.89585170649229E-005</text:p>
          </table:table-cell>
          <table:table-cell table:number-columns-repeated="6"/>
          <table:table-cell table:style-name="ce8" table:formula="of:=1/2/SIN([.$R$30]/2)*[.$Q$34]*SQRT(    (SIN([.N29]/2)/SIN([.$R$30]/2 )   )^2   +    (COS(([.N29]+[.$R$30])/2  ))^2  )" office:value-type="float" office:value="0.0000826990890520155" calcext:value-type="float">
            <text:p>8.26990890520155E-005</text:p>
          </table:table-cell>
          <table:table-cell/>
        </table:table-row>
        <table:table-row table:style-name="ro1">
          <table:table-cell/>
          <table:table-cell office:value-type="float" office:value="690.7" calcext:value-type="float">
            <text:p>690.7</text:p>
          </table:table-cell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C33]+[.D33]/60+[.E33]/60/60" office:value-type="float" office:value="186.992777777778" calcext:value-type="float">
            <text:p>186.9927777778</text:p>
          </table:table-cell>
          <table:table-cell table:formula="of:=[.F33]+[.G33]/60+[.H33]/60/60" office:value-type="float" office:value="140.63" calcext:value-type="float">
            <text:p>140.63</text:p>
          </table:table-cell>
          <table:table-cell table:formula="of:=([.J33]-[.K33])/2" office:value-type="float" office:value="23.1813888888889" calcext:value-type="float">
            <text:p>23.1813888889</text:p>
          </table:table-cell>
          <table:table-cell table:formula="of:=SIN(([.L33]+[.$Q$30])/2/180*PI())/SIN([.$Q$30]/2/180*PI())" office:value-type="float" office:value="1.32873828293394" calcext:value-type="float">
            <text:p>1.3287382829</text:p>
          </table:table-cell>
          <table:table-cell table:formula="of:=[.L33]/180*PI()" office:value-type="float" office:value="0.404591561296341" calcext:value-type="float">
            <text:p>0.4045915613</text:p>
          </table:table-cell>
          <table:table-cell table:number-columns-repeated="2"/>
          <table:table-cell office:value-type="string" calcext:value-type="string">
            <text:p>rad</text:p>
          </table:table-cell>
          <table:table-cell table:number-columns-repeated="5"/>
          <table:table-cell table:style-name="ce6" table:formula="of:=1/2/SIN([.$R$29]/2)*[.$Q$34]*SQRT(    (SIN([.N11]/2)/SIN([.$R$29]/2 )   )^2   +    (COS(([.N11]+[.$R$29])/2  ))^2  )" office:value-type="float" office:value="0.0000889490158198465" calcext:value-type="float">
            <text:p>0.000088949</text:p>
          </table:table-cell>
          <table:table-cell table:number-columns-repeated="6"/>
          <table:table-cell table:style-name="ce8" table:formula="of:=1/2/SIN([.$R$30]/2)*[.$Q$34]*SQRT(    (SIN([.N30]/2)/SIN([.$R$30]/2 )   )^2   +    (COS(([.N30]+[.$R$30])/2  ))^2  )" office:value-type="float" office:value="0.0000826930272276715" calcext:value-type="float">
            <text:p>0.00008269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hyba phi</text:p>
          </table:table-cell>
          <table:table-cell table:formula="of:=20/60/60/180*PI()" office:value-type="float" office:value="0.0000969627362219072" calcext:value-type="float">
            <text:p>9.69627362219072E-00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86.1" calcext:value-type="float">
            <text:p>486.1</text:p>
          </table:table-cell>
          <table:table-cell table:number-columns-repeated="2"/>
          <table:table-cell table:style-name="ce6" table:formula="of:=1/2/SIN([.$R$29]/2)*[.$Q$34]*SQRT(    (SIN([.N12]/2)/SIN([.$R$29]/2 )   )^2   +    (COS(([.N12]+[.$R$29])/2  ))^2  )" office:value-type="float" office:value="0.0000889240716146058" calcext:value-type="float">
            <text:p>8.89240716146058E-005</text:p>
          </table:table-cell>
          <table:table-cell table:number-columns-repeated="6"/>
          <table:table-cell table:style-name="ce8" table:formula="of:=1/2/SIN([.$R$30]/2)*[.$Q$34]*SQRT(    (SIN([.N31]/2)/SIN([.$R$30]/2 )   )^2   +    (COS(([.N31]+[.$R$30])/2  ))^2  )" office:value-type="float" office:value="0.0000826865638414645" calcext:value-type="float">
            <text:p>8.26865638414645E-00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hyba delta</text:p>
          </table:table-cell>
          <table:table-cell table:formula="of:=[.Q34]" office:value-type="float" office:value="0.0000969627362219072" calcext:value-type="float">
            <text:p>9.69627362219072E-00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89.3" calcext:value-type="float">
            <text:p>589.3</text:p>
          </table:table-cell>
          <table:table-cell table:number-columns-repeated="2"/>
          <table:table-cell table:style-name="ce6" table:formula="of:=1/2/SIN([.$R$29]/2)*[.$Q$34]*SQRT(    (SIN([.N13]/2)/SIN([.$R$29]/2 )   )^2   +    (COS(([.N13]+[.$R$29])/2  ))^2  )" office:value-type="float" office:value="0.0000888286573764755" calcext:value-type="float">
            <text:p>8.88286573764755E-005</text:p>
          </table:table-cell>
          <table:table-cell table:number-columns-repeated="6"/>
          <table:table-cell table:style-name="ce8" table:formula="of:=1/2/SIN([.$R$30]/2)*[.$Q$34]*SQRT(    (SIN([.N32]/2)/SIN([.$R$30]/2 )   )^2   +    (COS(([.N32]+[.$R$30])/2  ))^2  )" office:value-type="float" office:value="0.0000826587186729349" calcext:value-type="float">
            <text:p>8.26587186729349E-005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C</text:p>
          </table:table-cell>
          <table:table-cell office:value-type="float" office:value="656.3" calcext:value-type="float">
            <text:p>656.3</text:p>
          </table:table-cell>
          <table:table-cell table:number-columns-repeated="2"/>
          <table:table-cell table:style-name="ce6" table:formula="of:=1/2/SIN([.$R$29]/2)*[.$Q$34]*SQRT(    (SIN([.N14]/2)/SIN([.$R$29]/2 )   )^2   +    (COS(([.N14]+[.$R$29])/2  ))^2  )" office:value-type="float" office:value="0.000088799413112128" calcext:value-type="float">
            <text:p>8.8799413112128E-005</text:p>
          </table:table-cell>
          <table:table-cell table:number-columns-repeated="6"/>
          <table:table-cell table:style-name="ce8" table:formula="of:=1/2/SIN([.$R$30]/2)*[.$Q$34]*SQRT(    (SIN([.N33]/2)/SIN([.$R$30]/2 )   )^2   +    (COS(([.N33]+[.$R$30])/2  ))^2  )" office:value-type="float" office:value="0.0000826483245782471" calcext:value-type="float">
            <text:p>8.26483245782471E-005</text:p>
          </table:table-cell>
          <table:table-cell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ranol vlevo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Zelena 546.1</text:p>
          </table:table-cell>
          <table:table-cell table:number-columns-repeated="3"/>
          <table:table-cell office:value-type="string" calcext:value-type="string">
            <text:p>Modra 435.8</text:p>
          </table:table-cell>
          <table:table-cell table:number-columns-repeated="3"/>
          <table:table-cell office:value-type="string" calcext:value-type="string">
            <text:p>pri ruznym minimu</text:p>
          </table:table-cell>
          <table:table-cell table:number-columns-repeated="9"/>
          <table:table-cell office:value-type="string" calcext:value-type="string">
            <text:p>hranol</text:p>
          </table:table-cell>
          <table:table-cell office:value-type="string" calcext:value-type="string">
            <text:p>kap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elena 546.1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float" office:value="1.51890596160927" calcext:value-type="float">
            <text:p>1.5189059616</text:p>
          </table:table-cell>
          <table:table-cell office:value-type="float" office:value="1.33655290393589" calcext:value-type="float">
            <text:p>1.33655290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.51158987081278" calcext:value-type="float">
            <text:p>1.5115898708</text:p>
          </table:table-cell>
          <table:table-cell office:value-type="float" office:value="1.33139077399845" calcext:value-type="float">
            <text:p>1.3313907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office:value-type="string" calcext:value-type="string">
            <text:p>C</text:p>
          </table:table-cell>
          <table:table-cell office:value-type="float" office:value="1.50893453246753" calcext:value-type="float">
            <text:p>1.5089345325</text:p>
          </table:table-cell>
          <table:table-cell office:value-type="float" office:value="1.32955805289363" calcext:value-type="float">
            <text:p>1.32955805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office:value-type="string" calcext:value-type="string">
            <text:p>Delta</text:p>
          </table:table-cell>
          <table:table-cell table:formula="of:=[.T40]-[.T42]" office:value-type="float" office:value="0.0099714291417401" calcext:value-type="float">
            <text:p>0.0099714291</text:p>
          </table:table-cell>
          <table:table-cell table:formula="of:=[.U40]-[.U42]" office:value-type="float" office:value="0.00699485104225994" calcext:value-type="float">
            <text:p>0.006994851</text:p>
          </table:table-cell>
          <table:table-cell table:formula="of:=0.0001" office:value-type="float" office:value="0.0001" calcext:value-type="float">
            <text:p>0.0001</text:p>
          </table:table-cell>
          <table:table-cell office:value-type="float" office:value="0.0001" calcext:value-type="float">
            <text:p>0.0001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string" calcext:value-type="string">
            <text:p>delta</text:p>
          </table:table-cell>
          <table:table-cell table:formula="of:=[.T44]/([.T41]-1)" office:value-type="float" office:value="0.019491060536242" calcext:value-type="float">
            <text:p>0.0194910605</text:p>
          </table:table-cell>
          <table:table-cell table:formula="of:=[.U44]/([.U41]-1)" office:value-type="float" office:value="0.0211075611968988" calcext:value-type="float">
            <text:p>0.0211075612</text:p>
          </table:table-cell>
          <table:table-cell table:formula="of:=[.V44]/[.T44]*4*[.T45]" office:value-type="float" office:value="0.000781876309170286" calcext:value-type="float">
            <text:p>0.0007818763</text:p>
          </table:table-cell>
          <table:table-cell table:formula="of:=[.W44]/[.U44]*2*[.U45]" office:value-type="float" office:value="0.000603517103348615" calcext:value-type="float">
            <text:p>0.0006035171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string" calcext:value-type="string">
            <text:p>gamma</text:p>
          </table:table-cell>
          <table:table-cell table:formula="of:=1/[.T45]" office:value-type="float" office:value="51.3055715024119" calcext:value-type="float">
            <text:p>51.3055715024</text:p>
          </table:table-cell>
          <table:table-cell table:formula="of:=1/[.U45]" office:value-type="float" office:value="47.3763875737062" calcext:value-type="float">
            <text:p>47.3763875737</text:p>
          </table:table-cell>
          <table:table-cell table:formula="of:=[.V45]/[.T45]*[.T46]" office:value-type="float" office:value="2.05810303711224" calcext:value-type="float">
            <text:p>2.0581030371</text:p>
          </table:table-cell>
          <table:table-cell table:formula="of:=[.W45]/[.U45]*[.U46]" office:value-type="float" office:value="1.35460747591273" calcext:value-type="float">
            <text:p>1.3546074759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vrch uhly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kyveta</text:p>
          </table:table-cell>
          <table:table-cell table:number-columns-repeated="3"/>
          <table:table-cell office:value-type="string" calcext:value-type="string">
            <text:p>vpravo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varphi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50]-[.F50]" office:value-type="float" office:value="119" calcext:value-type="float">
            <text:p>119</text:p>
          </table:table-cell>
          <table:table-cell table:formula="of:=[.C50]-[.G50]" office:value-type="float" office:value="35" calcext:value-type="float">
            <text:p>35</text:p>
          </table:table-cell>
          <table:table-cell table:formula="of:=[.D50]-[.H50]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hranol</text:p>
          </table:table-cell>
          <table:table-cell table:number-columns-repeated="3"/>
          <table:table-cell office:value-type="string" calcext:value-type="string">
            <text:p>vpravo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F53]-[.B53]"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22:50:44.548980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5-03T02:40:57.750269807</dc:date>
    <dc:creator>Vladislav Wohlrath</dc:creator>
    <meta:editing-duration>PT3H45M46S</meta:editing-duration>
    <meta:editing-cycles>22</meta:editing-cycles>
    <meta:document-statistic meta:table-count="1" meta:cell-count="649" meta:object-count="0"/>
  </office:meta>
</office:document-meta>
</file>